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style:font-family-generic="swiss"/>
    <style:font-face style:name="OpenSans-Italic" svg:font-family="OpenSans-Italic"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ext-properties fo:color="#262626" style:text-outline="false" style:font-name="OpenSans" fo:font-size="14pt" fo:letter-spacing="normal" style:letter-kerning="false" style:font-name-asian="OpenSans" style:font-size-asian="14pt" style:font-name-complex="OpenSans" style:font-size-complex="14pt"/>
    </style:style>
    <style:style style:name="P2" style:family="paragraph" style:parent-style-name="Standard" style:list-style-name="">
      <style:paragraph-properties style:text-autospace="none"/>
    </style:style>
    <style:style style:name="T1" style:family="text">
      <style:text-properties fo:color="#262626" style:text-outline="false" style:font-name="OpenSans" fo:font-size="14pt" fo:letter-spacing="normal" style:letter-kerning="false" style:font-name-asian="OpenSans" style:font-size-asian="14pt" style:font-name-complex="OpenSans" style:font-size-complex="14pt"/>
    </style:style>
    <style:style style:name="T2" style:family="text">
      <style:text-properties fo:color="#262626" style:text-outline="false" style:font-name="OpenSans" fo:font-size="14pt" fo:letter-spacing="normal" fo:font-style="normal" style:letter-kerning="false" style:font-name-asian="OpenSans" style:font-size-asian="14pt" style:font-style-asian="normal" style:font-name-complex="OpenSans" style:font-size-complex="14pt" style:font-style-complex="normal"/>
    </style:style>
    <style:style style:name="T3" style:family="text">
      <style:text-properties fo:color="#262626" style:text-outline="false" style:font-name="OpenSans-Italic" fo:font-size="14pt" fo:letter-spacing="normal" fo:font-style="italic" style:letter-kerning="false" style:font-name-asian="OpenSans-Italic" style:font-size-asian="14pt" style:font-style-asian="italic" style:font-name-complex="OpenSans-Italic" style:font-size-complex="14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y of life's failures are people who did not realize how close they were to success when they gave up." Thomas A. Edison</text:p>
      <text:p text:style-name="P1"/>
      <text:p text:style-name="P1">I have several quotes that I find so deeply inspiring and motivating, it is hard to just pick one. I love quotes about pushing yourself and not giving up. This quote my Thomas Edison is especially inspiring because I find it holds so much truth behind it. It is strong and empowering, and makes me really think about the opportunities and how rewarding it could be if I could just push through the next bout of feeling hopeless.</text:p>
      <text:p text:style-name="P1">This greatly applies to my journey because the thought of just giving up crosses my mind, probably a lot more than it should. Finding ways to push through these times are difficult, but I have found that if I am strong enough to get through these times, there are always some positives lingering around the corner. Although it is a hard pill to swallow sometimes, I understand that success isn't going to happen over night. Success is something that needs to be worked toward constantly – everyday. Sometimes I need to pick myself up off the floor and proceed forward, not only for myself but for my kids who depend greatly on me. This journey isn't just for me, it is for my kids as well. I want to be the positive example in my kids' life; I want to show them how to be strong and to never give up.</text:p>
      <text:p text:style-name="P1"/>
      <text:p text:style-name="P1">Citations:</text:p>
      <text:p text:style-name="P2"><text:span text:style-name="T1"> Edberg, Henrik. (2006-2016). </text:span><text:span text:style-name="T3">Thomas Edison's Top 5 Tips for Success</text:span><text:span text:style-name="T2">. Retrieved from</text:span></text:p>
      <text:p text:style-name="P2"><text:span text:style-name="T2">http://www.positivityblog.com/index.php/2007/12/05/thomas-edisons-top-5-tips-for-succe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style:font-family-generic="swiss"/>
    <style:font-face style:name="OpenSans-Italic" svg:font-family="OpenSans-Italic"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nifer  Perry</meta:initial-creator>
    <meta:creation-date>2016-02-23T13:36:51</meta:creation-date>
    <meta:document-statistic meta:table-count="0" meta:image-count="0" meta:object-count="0" meta:page-count="1" meta:paragraph-count="6" meta:word-count="266" meta:character-count="1535"/>
    <dc:date>2016-02-23T13:37:29</dc:date>
    <dc:creator>Jennifer  Perry</dc:creator>
    <meta:editing-duration>PT38S</meta:editing-duration>
    <meta:editing-cycles>1</meta:editing-cycles>
    <meta:generator>OpenOffice/4.1.2$Unix OpenOffice.org_project/412m3$Build-9782</meta:generator>
  </office:meta>
</office:document-meta>
</file>